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center" draw:textarea-vertical-align="middle"/>
    </style:style>
    <style:style style:name="gr3" style:family="graphic" style:parent-style-name="standard">
      <style:graphic-properties svg:stroke-width="0.051cm" draw:marker-start-width="0.276cm" draw:marker-end="Arrow" draw:marker-end-width="0.483cm" draw:textarea-horizontal-align="center" draw:textarea-vertical-align="bottom" fo:padding-top="0cm" fo:padding-bottom="0.15cm" fo:padding-left="0cm" fo:padding-right="0.6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" draw:fill="none" draw:textarea-horizontal-align="center" draw:textarea-vertical-align="middle"/>
    </style:style>
    <style:style style:name="gr6" style:family="graphic" style:parent-style-name="standard">
      <style:graphic-properties draw:stroke-dash="Fine_20_Dashed" svg:stroke-width="0.051cm" draw:marker-start-width="0.276cm" draw:marker-end="Arrow" draw:marker-end-width="0.483cm" draw:textarea-horizontal-align="center" draw:textarea-vertical-align="bottom" fo:padding-top="0cm" fo:padding-bottom="0.508cm" fo:padding-left="0cm" fo:padding-right="0.686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Gill Sans'" style:font-family-generic="swiss" style:font-pitch="variable"/>
    </style:style>
    <style:style style:name="P3" style:family="paragraph">
      <style:paragraph-properties fo:text-align="center"/>
      <style:text-properties fo:font-family="'Gill Sans'" style:font-style-name="Regular" style:font-family-generic="swiss" style:font-pitch="variable" fo:font-size="18pt" style:font-size-asian="18pt" style:font-size-complex="18pt"/>
    </style:style>
    <style:style style:name="P4" style:family="paragraph">
      <style:paragraph-properties fo:text-align="center"/>
      <style:text-properties fo:font-family="'Gill Sans'" style:font-family-generic="swiss" style:font-pitch="variable" fo:font-weight="bold" style:font-weight-asian="bold" style:font-weight-complex="bold"/>
    </style:style>
    <style:style style:name="P5" style:family="paragraph">
      <style:paragraph-properties fo:text-align="center"/>
      <style:text-properties fo:font-family="'Gill Sans'" style:font-family-generic="swiss" style:font-pitch="variable" fo:font-style="italic" fo:font-weight="bold" style:font-style-asian="italic" style:font-weight-asian="bold" style:font-style-complex="italic" style:font-weight-complex="bold"/>
    </style:style>
    <style:style style:name="P6" style:family="paragraph">
      <style:paragraph-properties fo:text-align="center"/>
      <style:text-properties fo:color="#c5000b"/>
    </style:style>
    <style:style style:name="T1" style:family="text">
      <style:text-properties fo:color="#ffffff" fo:font-family="'Gill Sans'" style:font-family-generic="swiss" style:font-pitch="variable"/>
    </style:style>
    <style:style style:name="T2" style:family="text">
      <style:text-properties fo:font-family="'Gill Sans'" style:font-style-name="Regular" style:font-family-generic="swiss" style:font-pitch="variable" fo:font-size="18pt" style:font-size-asian="18pt" style:font-size-complex="18pt"/>
    </style:style>
    <style:style style:name="T3" style:family="text">
      <style:text-properties fo:font-family="'Gill Sans'" style:font-family-generic="swiss" style:font-pitch="variable" fo:font-weight="bold" style:font-weight-asian="bold" style:font-weight-complex="bold"/>
    </style:style>
    <style:style style:name="T4" style:family="text">
      <style:text-properties fo:font-family="'Gill Sans'" style:font-family-generic="swiss" style:font-pitch="variable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c5000b" fo:font-family="'Gill Sans'" style:font-family-generic="swiss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6.95cm" svg:height="1.905cm" svg:x="9.76cm" svg:y="8.998cm">
          <text:p text:style-name="P1"><text:span text:style-name="T1">Softly</text:span></text:p>
          <text:p text:style-name="P1"><text:span text:style-name="T1">Referenced?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6.95cm" svg:height="1.905cm" svg:x="9.725cm" svg:y="6.667cm">
          <text:p text:style-name="P1"><text:span text:style-name="T1">Weakly</text:span></text:p>
          <text:p text:style-name="P1"><text:span text:style-name="T1">Referenced?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6.95cm" svg:height="1.905cm" svg:x="9.76cm" svg:y="4.336cm">
          <text:p text:style-name="P1"><text:span text:style-name="T1">Referenced by</text:span></text:p>
          <text:p text:style-name="P1"><text:span text:style-name="T1">a Field?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6.95cm" svg:height="1.905cm" svg:x="9.76cm" svg:y="2.005cm">
          <text:p text:style-name="P1"><text:span text:style-name="T1">Referenced by</text:span></text:p>
          <text:p text:style-name="P1"><text:span text:style-name="T1">Local Variable?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2" draw:text-style-name="P3" draw:layer="layout" svg:width="4.445cm" svg:height="1.27cm" svg:x="0.077cm" svg:y="5.455cm">
          <text:p><text:span text:style-name="T2">Created</text:span></text:p>
        </draw:rect>
        <draw:rect draw:style-name="gr2" draw:text-style-name="P3" draw:id="id1" draw:layer="layout" svg:width="4.445cm" svg:height="1.27cm" svg:x="0.077cm" svg:y="6.96cm">
          <text:p><text:span text:style-name="T2">In Use</text:span></text:p>
        </draw:rect>
        <draw:connector draw:style-name="gr3" draw:text-style-name="P4" draw:layer="layout" draw:type="line" svg:x1="4.522cm" svg:y1="7.595cm" svg:x2="8.455cm" svg:y2="7.578cm" draw:start-shape="id1" draw:start-glue-point="1" draw:end-shape="id2" svg:d="m4522 7595 3933-17">
          <text:p text:style-name="P1"><text:span text:style-name="T3">last use</text:span></text:p>
        </draw:connector>
        <draw:frame draw:style-name="gr4" draw:text-style-name="P5" draw:layer="layout" svg:width="4.045cm" svg:height="2.447cm" svg:x="0.277cm" svg:y="1.905cm">
          <draw:text-box>
            <text:p text:style-name="P1"><text:span text:style-name="T4">Under</text:span></text:p>
            <text:p text:style-name="P1"><text:span text:style-name="T4">Application</text:span></text:p>
            <text:p text:style-name="P1"><text:span text:style-name="T4">Control</text:span></text:p>
          </draw:text-box>
        </draw:frame>
        <draw:rect draw:style-name="gr2" draw:text-style-name="P3" draw:id="id3" draw:layer="layout" svg:width="5.715cm" svg:height="1.27cm" svg:x="22.193cm" svg:y="6.962cm">
          <text:p><text:span text:style-name="T2">Finalizable</text:span></text:p>
        </draw:rect>
        <draw:rect draw:style-name="gr2" draw:text-style-name="P3" draw:layer="layout" svg:width="5.715cm" svg:height="1.27cm" svg:x="22.193cm" svg:y="8.467cm">
          <text:p><text:span text:style-name="T2">Garbage Collectible</text:span></text:p>
        </draw:rect>
        <draw:rect draw:style-name="gr2" draw:text-style-name="P3" draw:layer="layout" svg:width="5.715cm" svg:height="1.27cm" svg:x="22.193cm" svg:y="9.972cm">
          <text:p><text:span text:style-name="T2">Reclaimed</text:span></text:p>
        </draw:rect>
        <draw:frame draw:style-name="gr4" draw:text-style-name="P5" draw:layer="layout" svg:width="2.796cm" svg:height="2.447cm" svg:x="23.317cm" svg:y="1.905cm">
          <draw:text-box>
            <text:p text:style-name="P1"><text:span text:style-name="T4">Under</text:span></text:p>
            <text:p text:style-name="P1"><text:span text:style-name="T4">JRE</text:span></text:p>
            <text:p text:style-name="P1"><text:span text:style-name="T4">Control</text:span></text:p>
          </draw:text-box>
        </draw:frame>
        <draw:rect draw:style-name="gr5" draw:text-style-name="P1" draw:id="id2" draw:layer="layout" svg:width="9.525cm" svg:height="11.887cm" svg:x="8.455cm" svg:y="1.635cm">
          <text:p/>
        </draw:rect>
        <draw:frame draw:style-name="gr4" draw:text-style-name="P5" draw:layer="layout" svg:width="3.173cm" svg:height="0.983cm" svg:x="11.495cm" svg:y="0.635cm">
          <draw:text-box>
            <text:p text:style-name="P1"><text:span text:style-name="T4">In Limbo</text:span></text:p>
          </draw:text-box>
        </draw:frame>
        <draw:connector draw:style-name="gr6" draw:text-style-name="P6" draw:layer="layout" draw:type="line" svg:x1="17.98cm" svg:y1="7.578cm" svg:x2="22.193cm" svg:y2="7.597cm" draw:start-shape="id2" draw:start-glue-point="1" draw:end-shape="id3" draw:end-glue-point="3" svg:d="m17980 7578 4213 19">
          <text:p text:style-name="P1"><text:span text:style-name="T5">exit limbo</text:span></text:p>
        </draw:connector>
        <draw:custom-shape draw:style-name="gr1" draw:text-style-name="P2" draw:layer="layout" svg:width="6.95cm" svg:height="1.905cm" svg:x="9.76cm" svg:y="11.326cm">
          <text:p text:style-name="P1"><text:span text:style-name="T1">In Thread-local</text:span></text:p>
          <text:p text:style-name="P1"><text:span text:style-name="T1">Storage?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8T13:30:18</meta:creation-date>
    <meta:editing-duration>PT21H30M47S</meta:editing-duration>
    <meta:editing-cycles>18</meta:editing-cycles>
    <dc:date>2009-10-04T19:47:45</dc:date>
    <meta:generator>OpenOffice.org/3.1$Unix OpenOffice.org_project/310m19$Build-9420</meta:generator>
    <meta:document-statistic meta:object-count="39"/>
  </office:meta>
</office:document-meta>
</file>